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0.393cm" svg:height="0.335cm" svg:x="2.257cm" svg:y="8.128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cm" svg:height="0.474cm" svg:x="2.257cm" svg:y="8.12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formula="of:=51/2" office:value-type="float" office:value="25.5" calcext:value-type="float">
            <text:p>25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5"/>
          <table:table-cell table:formula="of:=COUNT([.D3:.M3])/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otal:</text:p>
          </table:table-cell>
          <table:table-cell table:formula="of:=SUM([.B1:.B10])" office:value-type="float" office:value="349" calcext:value-type="float">
            <text:p>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:.B10])" office:value-type="float" office:value="34.9" calcext:value-type="float">
            <text:p>34,9</text:p>
          </table:table-cell>
          <table:table-cell table:formula="of:=[.B12]/10" office:value-type="float" office:value="34.9" calcext:value-type="float">
            <text:p>34,9</text:p>
          </table:table-cell>
          <table:table-cell table:formula="of:=COUNT([.B1:.B10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1:.B10])" office:value-type="float" office:value="25.5" calcext:value-type="float">
            <text:p>25,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?</text:p>
          </table:table-cell>
          <table:table-cell table:formula="of:=MODE([.B1:.B10])"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áximo</text:p>
          </table:table-cell>
          <table:table-cell table:formula="of:=MAX([.B1:.B10])"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1:.B10])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ge:</text:p>
          </table:table-cell>
          <table:table-cell table:formula="of:=[.B16]-[.B17]" office:value-type="float" office:value="85" calcext:value-type="float">
            <text:p>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rivacao standard</text:p>
          </table:table-cell>
          <table:table-cell table:formula="of:=COM.MICROSOFT.STDEV.S([.B1:.B10])" office:value-type="float" office:value="27.9859091528417" calcext:value-type="float">
            <text:p>27,985909152841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HAN NOM 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-00-0000</text:date>, <text:time style:data-style-name="N2" text:time-value="04:10:35.7632946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03:50:25.513436593</meta:creation-date>
    <dc:date>2020-08-22T09:56:53.404422009</dc:date>
    <meta:editing-duration>PT11M35S</meta:editing-duration>
    <meta:editing-cycles>2</meta:editing-cycles>
    <meta:generator>LibreOffice/6.4.5.2$Linux_X86_64 LibreOffice_project/40$Build-2</meta:generator>
    <meta:document-statistic meta:table-count="1" meta:cell-count="40" meta:object-count="2"/>
  </office:meta>
</office:document-meta>
</file>

<file path=Object 1/content.xml><?xml version="1.0" encoding="utf-8"?>
<math xmlns="http://www.w3.org/1998/Math/MathML" display="block">
  <semantics>
    <mrow/>
    <annotation encoding="StarMath 5.0"> =</annotation>
  </semantics>
</math>
</file>

<file path=Object 2/content.xml><?xml version="1.0" encoding="utf-8"?>
<math xmlns="http://www.w3.org/1998/Math/MathML" display="block"/>
</file>